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45d"/>
    </style:style>
    <style:style style:name="P2" style:family="paragraph" style:parent-style-name="Standard">
      <style:text-properties officeooo:paragraph-rsid="000cafc8"/>
    </style:style>
    <style:style style:name="T1" style:family="text">
      <style:text-properties officeooo:rsid="000ca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ims:</text:span></text:p>
      <text:p text:style-name="P2"/>
      <text:p text:style-name="P2">#include&lt;stdio.h&gt;</text:p>
      <text:p text:style-name="Standard">int a, b, u, v, n, i, j, ne = 1;</text:p>
      <text:p text:style-name="Standard">int visited[10] = {0}, min, mincost = 0, cost[10][10];</text:p>
      <text:p text:style-name="Standard"/>
      <text:p text:style-name="Standard">void main() {</text:p>
      <text:p text:style-name="Standard"><text:s text:c="2"/>printf("Prim's Algorithm");</text:p>
      <text:p text:style-name="Standard"><text:s text:c="2"/>printf("\nEnter the number of nodes:");</text:p>
      <text:p text:style-name="Standard"><text:s text:c="2"/>scanf("%d", &amp; n);</text:p>
      <text:p text:style-name="Standard"><text:s text:c="2"/>printf("\nEnter the adjacency matrix:\n");</text:p>
      <text:p text:style-name="Standard"><text:s text:c="2"/>for (i = 1; i &lt;= n; i++) {</text:p>
      <text:p text:style-name="Standard"><text:s text:c="4"/>for (j = 1; j &lt;= n; j++) {</text:p>
      <text:p text:style-name="Standard"><text:s text:c="6"/>scanf("%d", &amp; cost[i][j]);</text:p>
      <text:p text:style-name="Standard"><text:s text:c="6"/>if (cost[i][j] == 0)</text:p>
      <text:p text:style-name="Standard"><text:s text:c="8"/>cost[i][j] = 999;</text:p>
      <text:p text:style-name="Standard"><text:s text:c="4"/>}</text:p>
      <text:p text:style-name="Standard"><text:s text:c="2"/>}</text:p>
      <text:p text:style-name="Standard"><text:s text:c="2"/>visited[1] = 1;</text:p>
      <text:p text:style-name="Standard"><text:s text:c="2"/>printf("\n");</text:p>
      <text:p text:style-name="Standard"><text:s text:c="2"/>while (ne &lt; n) {</text:p>
      <text:p text:style-name="Standard"><text:s text:c="4"/>for (i = 1, min = 999; i &lt;= n; i++) {</text:p>
      <text:p text:style-name="Standard"><text:s text:c="6"/>for (j = 1; j &lt;= n; j++) {</text:p>
      <text:p text:style-name="Standard"><text:s text:c="8"/>if (cost[i][j] &lt; min) {</text:p>
      <text:p text:style-name="Standard"><text:s text:c="10"/>if (visited[i] != 0) {</text:p>
      <text:p text:style-name="Standard"><text:s text:c="12"/>min = cost[i][j];</text:p>
      <text:p text:style-name="Standard"><text:s text:c="12"/>a = u = i;</text:p>
      <text:p text:style-name="Standard"><text:s text:c="12"/>b = v = j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4"/>if (visited[u] == 0 || visited[v] == 0) {</text:p>
      <text:p text:style-name="Standard"><text:s text:c="6"/>printf("\nEdge %d:(%d %d), Cost = %d", ne++, a, b, min);</text:p>
      <text:p text:style-name="Standard"><text:s text:c="6"/>mincost += min;</text:p>
      <text:p text:style-name="Standard"><text:s text:c="6"/>visited[b] = 1;</text:p>
      <text:p text:style-name="Standard"><text:s text:c="4"/>}</text:p>
      <text:p text:style-name="Standard"><text:s text:c="4"/>cost[a][b] = cost[b][a] = 999;</text:p>
      <text:p text:style-name="Standard"><text:s text:c="2"/>}</text:p>
      <text:p text:style-name="Standard"><text:s text:c="2"/>printf("\n\nMinimum cost=%d", mincost);</text:p>
      <text:p text:style-name="Standard">}</text:p>
      <text:p text:style-name="Standard"/>
      <text:p text:style-name="Standard"/>
      <text:p text:style-name="P2"><text:span text:style-name="Source_20_Text"><text:span text:style-name="T1">dijskrats:</text:span></text:span></text:p>
      <text:p text:style-name="P2"><text:span text:style-name="Source_20_Text"/></text:p>
      <text:p text:style-name="P2"><text:span text:style-name="Source_20_Text">class</text:span> <text:span text:style-name="Source_20_Text">Edge:</text:span></text:p>
      <text:p text:style-name="P1"><text:span text:style-name="Source_20_Text">def</text:span> <text:span text:style-name="Source_20_Text">__init__(self):</text:span></text:p>
      <text:p text:style-name="P1"><text:span text:style-name="Source_20_Text">self.src =</text:span> <text:span text:style-name="Source_20_Text">0</text:span></text:p>
      <text:p text:style-name="P1"><text:span text:style-name="Source_20_Text">self.dest =</text:span> <text:span text:style-name="Source_20_Text">0</text:span></text:p>
      <text:p text:style-name="Standard"><text:span text:style-name="Source_20_Text">self.weight =</text:span> <text:span text:style-name="Source_20_Text">0</text:span></text:p>
      <text:p text:style-name="Standard"><text:span text:style-name="Source_20_Text">class</text:span> <text:span text:style-name="Source_20_Text">Graph:</text:span></text:p>
      <text:p text:style-name="Standard"><text:span text:style-name="Source_20_Text">def</text:span> <text:span text:style-name="Source_20_Text">__init__(self):</text:span></text:p>
      <text:p text:style-name="Standard"><text:soft-page-break/><text:span text:style-name="Source_20_Text">self.V =</text:span> <text:span text:style-name="Source_20_Text">0</text:span></text:p>
      <text:p text:style-name="Standard"><text:span text:style-name="Source_20_Text">self.E =</text:span> <text:span text:style-name="Source_20_Text">0</text:span></text:p>
      <text:p text:style-name="Standard"><text:span text:style-name="Source_20_Text">self.edge =</text:span> <text:span text:style-name="Source_20_Text">[]</text:span></text:p>
      <text:p text:style-name="Standard"><text:span text:style-name="Source_20_Text"/></text:p>
      <text:p text:style-name="Standard"><text:span text:style-name="Source_20_Text">def</text:span> <text:span text:style-name="Source_20_Text">createGraph(V, E):</text:span></text:p>
      <text:p text:style-name="Standard"><text:span text:style-name="Source_20_Text">graph =</text:span> <text:span text:style-name="Source_20_Text">Graph();</text:span></text:p>
      <text:p text:style-name="Standard"><text:span text:style-name="Source_20_Text">graph.V =</text:span> <text:span text:style-name="Source_20_Text">V;</text:span></text:p>
      <text:p text:style-name="Standard"><text:span text:style-name="Source_20_Text">graph.E =</text:span> <text:span text:style-name="Source_20_Text">E;</text:span></text:p>
      <text:p text:style-name="Standard"><text:span text:style-name="Source_20_Text">graph.edge =</text:span> <text:span text:style-name="Source_20_Text">[Edge() for</text:span> <text:span text:style-name="Source_20_Text">i in</text:span> <text:span text:style-name="Source_20_Text">range(graph.E)]</text:span></text:p>
      <text:p text:style-name="Standard"><text:span text:style-name="Source_20_Text">return</text:span> <text:span text:style-name="Source_20_Text">graph;</text:span></text:p>
      <text:p text:style-name="Standard"><text:span text:style-name="Source_20_Text">def</text:span> <text:span text:style-name="Source_20_Text">NegCycleBellmanFord(graph, src):</text:span></text:p>
      <text:p text:style-name="Standard"><text:span text:style-name="Source_20_Text">V =</text:span> <text:span text:style-name="Source_20_Text">graph.V;</text:span></text:p>
      <text:p text:style-name="Standard"><text:span text:style-name="Source_20_Text">E =</text:span> <text:span text:style-name="Source_20_Text">graph.E;</text:span></text:p>
      <text:p text:style-name="Standard"><text:span text:style-name="Source_20_Text">dist =[1000000</text:span> <text:span text:style-name="Source_20_Text">for</text:span> <text:span text:style-name="Source_20_Text">i in</text:span> <text:span text:style-name="Source_20_Text">range(V)]</text:span></text:p>
      <text:p text:style-name="Standard"><text:span text:style-name="Source_20_Text">parent =[-1</text:span> <text:span text:style-name="Source_20_Text">for</text:span> <text:span text:style-name="Source_20_Text">i in</text:span> <text:span text:style-name="Source_20_Text">range(V)]</text:span></text:p>
      <text:p text:style-name="Standard"><text:span text:style-name="Source_20_Text">dist[src] =</text:span> <text:span text:style-name="Source_20_Text">0;</text:span></text:p>
      <text:p text:style-name="Standard"><text:span text:style-name="Source_20_Text">for</text:span> <text:span text:style-name="Source_20_Text">i in</text:span> <text:span text:style-name="Source_20_Text">range(1, V):</text:span></text:p>
      <text:p text:style-name="Standard"><text:span text:style-name="Source_20_Text">for</text:span> <text:span text:style-name="Source_20_Text">j in</text:span> <text:span text:style-name="Source_20_Text">range(E):</text:span></text:p>
      <text:p text:style-name="Standard"><text:span text:style-name="Source_20_Text">u =</text:span> <text:span text:style-name="Source_20_Text">graph.edge[j].src;</text:span></text:p>
      <text:p text:style-name="Standard"><text:span text:style-name="Source_20_Text">v =</text:span> <text:span text:style-name="Source_20_Text">graph.edge[j].dest;</text:span></text:p>
      <text:p text:style-name="Standard"><text:span text:style-name="Source_20_Text">weight =</text:span> <text:span text:style-name="Source_20_Text">graph.edge[j].weight;</text:span></text:p>
      <text:p text:style-name="P1"><text:span text:style-name="Source_20_Text">if</text:span> <text:span text:style-name="Source_20_Text">(dist[u] !=</text:span> <text:span text:style-name="Source_20_Text">1000000</text:span> <text:span text:style-name="Source_20_Text">and</text:span></text:p>
      <text:p text:style-name="P1"><text:span text:style-name="Source_20_Text">dist[u] +</text:span> <text:span text:style-name="Source_20_Text">weight &lt; dist[v]):</text:span></text:p>
      <text:p text:style-name="P1"><text:span text:style-name="Source_20_Text">dist[v] =</text:span> <text:span text:style-name="Source_20_Text">dist[u] +</text:span> <text:span text:style-name="Source_20_Text">weight;</text:span></text:p>
      <text:p text:style-name="Standard"><text:span text:style-name="Source_20_Text">parent[v] =</text:span> <text:span text:style-name="Source_20_Text">u;</text:span></text:p>
      <text:p text:style-name="Standard"><text:span text:style-name="Source_20_Text">C =</text:span> <text:span text:style-name="Source_20_Text">-1; </text:span></text:p>
      <text:p text:style-name="Standard"><text:span text:style-name="Source_20_Text">for</text:span> <text:span text:style-name="Source_20_Text">i in</text:span> <text:span text:style-name="Source_20_Text">range(E): </text:span></text:p>
      <text:p text:style-name="Standard"><text:span text:style-name="Source_20_Text">u =</text:span> <text:span text:style-name="Source_20_Text">graph.edge[i].src;</text:span></text:p>
      <text:p text:style-name="Standard"><text:span text:style-name="Source_20_Text">v =</text:span> <text:span text:style-name="Source_20_Text">graph.edge[i].dest;</text:span></text:p>
      <text:p text:style-name="Standard"><text:span text:style-name="Source_20_Text">weight =</text:span> <text:span text:style-name="Source_20_Text">graph.edge[i].weight;</text:span></text:p>
      <text:p text:style-name="Standard"><text:span text:style-name="Source_20_Text">if</text:span> <text:span text:style-name="Source_20_Text">(dist[u] !=</text:span> <text:span text:style-name="Source_20_Text">1000000</text:span> <text:span text:style-name="Source_20_Text">and</text:span></text:p>
      <text:p text:style-name="Standard"><text:span text:style-name="Source_20_Text">dist[u] +</text:span> <text:span text:style-name="Source_20_Text">weight &lt; dist[v]):</text:span></text:p>
      <text:p text:style-name="Standard"><text:span text:style-name="Source_20_Text">C =</text:span> <text:span text:style-name="Source_20_Text">v;</text:span></text:p>
      <text:p text:style-name="Standard"><text:span text:style-name="Source_20_Text">break;</text:span></text:p>
      <text:p text:style-name="Standard"><text:span text:style-name="Source_20_Text">if</text:span> <text:span text:style-name="Source_20_Text">(C !=</text:span> <text:span text:style-name="Source_20_Text">-1): </text:span></text:p>
      <text:p text:style-name="Standard"><text:span text:style-name="Source_20_Text">for</text:span> <text:span text:style-name="Source_20_Text">i in</text:span> <text:span text:style-name="Source_20_Text">range(V): </text:span></text:p>
      <text:p text:style-name="Standard"><text:span text:style-name="Source_20_Text">C =</text:span> <text:span text:style-name="Source_20_Text">parent[C];</text:span></text:p>
      <text:p text:style-name="Standard"><text:span text:style-name="Source_20_Text">cycle =</text:span> <text:span text:style-name="Source_20_Text">[] </text:span></text:p>
      <text:p text:style-name="Standard"><text:span text:style-name="Source_20_Text">v =</text:span> <text:span text:style-name="Source_20_Text">C</text:span></text:p>
      <text:p text:style-name="Standard"><text:span text:style-name="Source_20_Text">while</text:span> <text:span text:style-name="Source_20_Text">(True):</text:span></text:p>
      <text:p text:style-name="Standard"><text:span text:style-name="Source_20_Text">cycle.append(v)</text:span></text:p>
      <text:p text:style-name="Standard"><text:span text:style-name="Source_20_Text">if</text:span> <text:span text:style-name="Source_20_Text">(v ==</text:span> <text:span text:style-name="Source_20_Text">C and</text:span> <text:span text:style-name="Source_20_Text">len(cycle) &gt; 1):</text:span></text:p>
      <text:p text:style-name="P2"><text:span text:style-name="Source_20_Text">break;</text:span></text:p>
      <text:p text:style-name="P2"><text:span text:style-name="Source_20_Text">v =</text:span> <text:span text:style-name="Source_20_Text">parent[v]</text:span></text:p>
      <text:p text:style-name="Standard"><text:span text:style-name="Source_20_Text">cycle.reverse()</text:span></text:p>
      <text:p text:style-name="Standard"><text:span text:style-name="Source_20_Text">for</text:span> <text:span text:style-name="Source_20_Text">v in</text:span> <text:span text:style-name="Source_20_Text">cycle:</text:span></text:p>
      <text:p text:style-name="Standard"><text:span text:style-name="Source_20_Text">print(v, end =</text:span> <text:span text:style-name="Source_20_Text">" ")</text:span></text:p>
      <text:p text:style-name="Standard"><text:span text:style-name="Source_20_Text">print() </text:span></text:p>
      <text:p text:style-name="Standard"><text:span text:style-name="Source_20_Text">else:</text:span></text:p>
      <text:p text:style-name="Standard"><text:soft-page-break/><text:span text:style-name="Source_20_Text">print(-1);</text:span></text:p>
      <text:p text:style-name="Standard"><text:span text:style-name="Source_20_Text">if</text:span> <text:span text:style-name="Source_20_Text">__name__=='__main__':</text:span></text:p>
      <text:p text:style-name="Standard"><text:span text:style-name="Source_20_Text">V =</text:span> <text:span text:style-name="Source_20_Text">5;</text:span></text:p>
      <text:p text:style-name="Standard"><text:span text:style-name="Source_20_Text">E =</text:span> <text:span text:style-name="Source_20_Text">5; </text:span></text:p>
      <text:p text:style-name="Standard"><text:span text:style-name="Source_20_Text">graph =</text:span> <text:span text:style-name="Source_20_Text">createGraph(V, E);</text:span></text:p>
      <text:p text:style-name="Standard"><text:span text:style-name="Source_20_Text">graph.edge[0].src =</text:span> <text:span text:style-name="Source_20_Text">0;</text:span></text:p>
      <text:p text:style-name="Standard"><text:span text:style-name="Source_20_Text">graph.edge[0].weight =</text:span> <text:span text:style-name="Source_20_Text">1;</text:span></text:p>
      <text:p text:style-name="Standard"><text:span text:style-name="Source_20_Text">graph.edge[1].src =</text:span> <text:span text:style-name="Source_20_Text">1;</text:span></text:p>
      <text:p text:style-name="Standard"><text:span text:style-name="Source_20_Text">graph.edge[1].dest =</text:span> <text:span text:style-name="Source_20_Text">2;</text:span></text:p>
      <text:p text:style-name="Standard"><text:span text:style-name="Source_20_Text">graph.edge[1].weight =</text:span> <text:span text:style-name="Source_20_Text">2;</text:span></text:p>
      <text:p text:style-name="Standard"><text:span text:style-name="Source_20_Text">graph.edge[2].src =</text:span> <text:span text:style-name="Source_20_Text">2;</text:span></text:p>
      <text:p text:style-name="Standard"><text:span text:style-name="Source_20_Text">graph.edge[2].dest =</text:span> <text:span text:style-name="Source_20_Text">3;</text:span></text:p>
      <text:p text:style-name="Standard"><text:span text:style-name="Source_20_Text">graph.edge[2].weight =</text:span> <text:span text:style-name="Source_20_Text">3;</text:span></text:p>
      <text:p text:style-name="Standard"><text:span text:style-name="Source_20_Text">graph.edge[3].src =</text:span> <text:span text:style-name="Source_20_Text">3;</text:span></text:p>
      <text:p text:style-name="Standard"><text:span text:style-name="Source_20_Text">graph.edge[3].dest =</text:span> <text:span text:style-name="Source_20_Text">4;</text:span></text:p>
      <text:p text:style-name="Standard"><text:span text:style-name="Source_20_Text">graph.edge[4].src =</text:span> <text:span text:style-name="Source_20_Text">4;</text:span></text:p>
      <text:p text:style-name="Standard"><text:span text:style-name="Source_20_Text">graph.edge[4].dest =</text:span> <text:span text:style-name="Source_20_Text">1;</text:span></text:p>
      <text:p text:style-name="Standard"><text:span text:style-name="Source_20_Text">graph.edge[4].weight =</text:span> <text:span text:style-name="Source_20_Text">-3;</text:span></text:p>
      <text:p text:style-name="Standard"><text:span text:style-name="Source_20_Text">NegCycleBellmanFord(graph, 0);</text:span></text:p>
      <text:p text:style-name="Standard"/>
      <text:p text:style-name="P2"><text:span text:style-name="T1">kruskals:</text:span></text:p>
      <text:p text:style-name="P2"/>
      <text:p text:style-name="P2"/>
      <text:p text:style-name="P2">#include &lt;stdlib.h&gt;</text:p>
      <text:p text:style-name="Standard">#include &lt;stdio.h&gt;</text:p>
      <text:p text:style-name="Standard">int cycle(int a,int parent[]){</text:p>
      <text:p text:style-name="Standard"><text:s text:c="4"/>while(parent[a]) a=parent[a];</text:p>
      <text:p text:style-name="Standard"><text:s text:c="4"/>return a;</text:p>
      <text:p text:style-name="Standard">}</text:p>
      <text:p text:style-name="Standard">void kruskal(int n,int arr[][n]){</text:p>
      <text:p text:style-name="Standard"><text:s text:c="4"/>int parent[n],itr=1,cost=0;</text:p>
      <text:p text:style-name="Standard"><text:s text:c="4"/>while(itr&lt;n){</text:p>
      <text:p text:style-name="Standard"><text:s text:c="8"/>int min=99999,a,b,c,d;</text:p>
      <text:p text:style-name="Standard"><text:s text:c="8"/>for(int i=0;i&lt;n;i++){</text:p>
      <text:p text:style-name="Standard"><text:s text:c="12"/>parent[i]=0;</text:p>
      <text:p text:style-name="Standard"><text:s text:c="12"/>for(int j=0;j&lt;n;j++){</text:p>
      <text:p text:style-name="Standard"><text:s text:c="16"/>if(arr[i][j]&lt;min){</text:p>
      <text:p text:style-name="Standard"><text:s text:c="20"/>min=arr[i][j];</text:p>
      <text:p text:style-name="Standard"><text:s text:c="20"/>a=c=i;b=d=j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c=cycle(c,parent);</text:p>
      <text:p text:style-name="Standard"><text:s text:c="8"/>d=cycle(d,parent);</text:p>
      <text:p text:style-name="Standard"><text:s text:c="8"/>if(c!=d){</text:p>
      <text:p text:style-name="Standard"><text:s text:c="12"/>parent[c]=d;</text:p>
      <text:p text:style-name="Standard"><text:s text:c="12"/>printf("%d - %d <text:s/>%d\n",b,a,min);</text:p>
      <text:p text:style-name="Standard"><text:s text:c="12"/>cost+=min;</text:p>
      <text:p text:style-name="Standard"><text:s text:c="12"/>itr++;</text:p>
      <text:p text:style-name="Standard"><text:s text:c="8"/>}</text:p>
      <text:p text:style-name="Standard"><text:s text:c="8"/>arr[a][b]=arr[b][a]=99999;</text:p>
      <text:p text:style-name="Standard"><text:soft-page-break/><text:s text:c="4"/>}</text:p>
      <text:p text:style-name="Standard"><text:s text:c="4"/>printf("total cost:%d\n",cost);</text:p>
      <text:p text:style-name="Standard">}</text:p>
      <text:p text:style-name="Standard">int main(){</text:p>
      <text:p text:style-name="Standard"><text:s text:c="4"/>int n=5;</text:p>
      <text:p text:style-name="Standard"><text:s text:c="4"/>int arr[5][5]={ { 0, <text:span text:style-name="T1">3</text:span>, 0, 6, 0 },</text:p>
      <text:p text:style-name="Standard"><text:s text:c="20"/>{ 2, 0, 3, <text:span text:style-name="T1">6,</text:span> 5 },</text:p>
      <text:p text:style-name="Standard"><text:s text:c="20"/>{ 0, <text:span text:style-name="T1">1</text:span>, 0, 0, 7 },</text:p>
      <text:p text:style-name="Standard"><text:s text:c="20"/>{ 6, 8, 0, 0, 9 },</text:p>
      <text:p text:style-name="Standard"><text:s text:c="20"/>{ 0, 5, 7, 9, 0 } };</text:p>
      <text:p text:style-name="Standard"><text:s text:c="4"/>for(int i=0;i&lt;n;i++){</text:p>
      <text:p text:style-name="Standard"><text:s text:c="8"/>for(int j=0;j&lt;n;j++){</text:p>
      <text:p text:style-name="Standard"><text:s text:c="12"/>if(arr[i][j]==0) arr[i][j]=99999;</text:p>
      <text:p text:style-name="Standard"><text:s text:c="8"/>}</text:p>
      <text:p text:style-name="Standard"><text:s text:c="4"/>}</text:p>
      <text:p text:style-name="Standard"><text:s text:c="4"/>kruskal(n,arr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0:40:37.127335419</meta:creation-date>
    <dc:date>2023-01-18T11:01:07.234530876</dc:date>
    <meta:editing-duration>PT9M18S</meta:editing-duration>
    <meta:editing-cycles>1</meta:editing-cycles>
    <meta:document-statistic meta:table-count="0" meta:image-count="0" meta:object-count="0" meta:page-count="4" meta:paragraph-count="161" meta:word-count="502" meta:character-count="3397" meta:non-whitespace-character-count="2500"/>
    <meta:generator>LibreOffice/7.3.6.2$Linux_X86_64 LibreOffice_project/30$Build-2</meta:generator>
  </office:meta>
</office:document-meta>
</file>